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First_20_Page">
      <style:paragraph-properties style:page-number="1"/>
    </style:style>
    <style:style style:name="P15" style:family="paragraph" style:parent-style-name="Standard">
      <style:text-properties fo:language="ru" fo:country="RU" officeooo:rsid="0023e910" officeooo:paragraph-rsid="0016399b"/>
    </style:style>
    <style:style style:name="P16" style:family="paragraph" style:parent-style-name="Text_20_body">
      <style:text-properties fo:language="ru" fo:country="RU" officeooo:rsid="0023e910" officeooo:paragraph-rsid="0017c942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3e910" officeooo:paragraph-rsid="002cb101"/>
    </style:style>
    <style:style style:name="P19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officeooo:rsid="002c0e4a"/>
    </style:style>
    <style:style style:name="T4" style:family="text">
      <style:text-properties officeooo:rsid="002cb101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3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span text:style-name="T4">2</text:span></text:p>
          <text:p text:style-name="P13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3">3</text:span></text:a></text:p>
          <text:p text:style-name="P13"><text:a xlink:type="simple" xlink:href="#__RefHeading___Toc1128_1594055144" text:style-name="Index_20_Link" text:visited-style-name="Index_20_Link">Результат работы программы<text:tab/></text:a><text:span text:style-name="T4">6</text:span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Постановка задачи</text:p>
      <text:p text:style-name="P17"/>
      <text:p text:style-name="P17">Цель работы: дать студентам практический навык использования виртуального окружения языка программирования Python для организации программного кода в проектах.</text:p>
      <text:p text:style-name="P17"/>
      <text:p text:style-name="P17">Задачи работы:</text:p>
      <text:p text:style-name="P17">1. Создать и активировать собственное виртуальное окружение для каталога с лабораторной работой №13.</text:p>
      <text:p text:style-name="P17">2. Установить использовавшиеся в лабораторной работе №9 пакеты LLVMlite и RPLY.</text:p>
      <text:p text:style-name="P17">3. Перенести программу из лабораторной работы №9 в каталог лабораторной работы №13 и запустить её.</text:p>
      <text:p text:style-name="P17">4. Сформировать файл requirements.txt для переноса проекта.</text:p>
      <text:p text:style-name="P17">5. Оформить отчёт.</text:p>
      <text:p text:style-name="P17"/>
      <text:p text:style-name="P19">Теоретическая часть</text:p>
      <text:p text:style-name="P17"/>
      <text:p text:style-name="P17">Что такое виртуальное окружение.</text:p>
      <text:p text:style-name="P17"/>
      <text:p text:style-name="P17">Виртуальное окружение (virtual environment) — это изолированная среда для проекта Python, которая позволяет устанавливать пакеты и зависимости отдельно от глобальной установки Python. Это решает проблему конфликта версий пакетов между разными проектами.</text:p>
      <text:p text:style-name="P17"/>
      <text:p text:style-name="P17">Основные команды для работы с виртуальным окружением:</text:p>
      <text:p text:style-name="P17"/>
      <text:p text:style-name="P17">| Команда | Описание |</text:p>
      <text:p text:style-name="P17">| python -m venv venv | Создание виртуального окружения |</text:p>
      <text:p text:style-name="P17">| source venv/bin/activate (Linux/Mac) | Активация окружения |</text:p>
      <text:p text:style-name="P17"><text:soft-page-break/>| venv\Scripts\activate (Windows) | Активация окружения |</text:p>
      <text:p text:style-name="P17">| deactivate | Деактивация окружения |</text:p>
      <text:p text:style-name="P17">| pip install package | Установка пакета |</text:p>
      <text:p text:style-name="P17">| pip freeze &gt; requirements.txt | Сохранение зависимостей |</text:p>
      <text:p text:style-name="P17">| pip install -r requirements.txt | Установка зависимостей из файла |</text:p>
      <text:p text:style-name="P17"/>
      <text:p text:style-name="P17">Файл requirements.txt.</text:p>
      <text:p text:style-name="P17">Это текстовый файл, содержащий список всех установленных пакетов и их версий в формате:</text:p>
      <text:p text:style-name="P17">package1==1.0.0</text:p>
      <text:p text:style-name="P17">package2==2.3.1</text:p>
      <text:p text:style-name="P17"/>
      <text:p text:style-name="P17">Этот файл позволяет перенести проект на другой компьютер и воссоздать то же окружение.</text:p>
      <text:p text:style-name="P17"/>
      <text:p text:style-name="P19">Выполнение работы</text:p>
      <text:p text:style-name="P17">Шаг 1. Создание каталога для лабораторной работы.</text:p>
      <text:p text:style-name="P17">Создадим каталог laboratory_work_13 и перейдём в него:</text:p>
      <text:p text:style-name="P17">mkdir laboratory_work_13</text:p>
      <text:p text:style-name="P17">cd laboratory_work_13</text:p>
      <text:p text:style-name="P17">Шаг 2. Создание виртуального окружения.</text:p>
      <text:p text:style-name="P17">В каталоге laboratory_work_13 создаём виртуальное окружение:</text:p>
      <text:p text:style-name="P17">python -m venv venv</text:p>
      <text:p text:style-name="P17">После выполнения в каталоге появится папка venv, содержащая изолированную копию Python и pip.</text:p>
      <text:p text:style-name="P17">Шаг 3. Активация виртуального окружения.</text:p>
      <text:p text:style-name="P17">На Linux/Mac:</text:p>
      <text:p text:style-name="P17">source venv/bin/activate</text:p>
      <text:p text:style-name="P17">На Windows:</text:p>
      <text:p text:style-name="P17">venv\Scripts\activate</text:p>
      <text:p text:style-name="P17"><text:soft-page-break/>После активации в начале строки приглашения появляется (venv), что указывает на активное окружение.</text:p>
      <text:p text:style-name="P17">Шаг 4. Установка пакетов.</text:p>
      <text:p text:style-name="P17">Устанавливаем пакеты, необходимые для лабораторной работы №9:</text:p>
      <text:p text:style-name="P17">pip install llvmlite</text:p>
      <text:p text:style-name="P17">pip install rply</text:p>
      <text:p text:style-name="P17">Проверим установку:</text:p>
      <text:p text:style-name="P17">pip list</text:p>
      <text:p text:style-name="P17">Результат:</text:p>
      <text:p text:style-name="P17">Package <text:s text:c="3"/>Version</text:p>
      <text:p text:style-name="P17">---------- -------</text:p>
      <text:p text:style-name="P17">llvmlite <text:s text:c="2"/>0.43.0</text:p>
      <text:p text:style-name="P17">pip <text:s text:c="7"/>24.0</text:p>
      <text:p text:style-name="P17">rply <text:s text:c="6"/>0.7.8</text:p>
      <text:p text:style-name="P17">setuptools 65.5.0</text:p>
      <text:p text:style-name="P17">Шаг 5. Перенос программы из лабораторной работы №9.</text:p>
      <text:p text:style-name="P17">Копируем файлы из laboratory_work_09 в laboratory_work_13:</text:p>
      <text:p text:style-name="P17">cp -r ../laboratory_work_09/* .</text:p>
      <text:p text:style-name="P17">Шаг 6. Запуск программы.</text:p>
      <text:p text:style-name="P17">Запускаем программу:</text:p>
      <text:p text:style-name="P17">python main.py</text:p>
      <text:p text:style-name="P17">Результат выполнения:</text:p>
      <text:p text:style-name="P17">Token('PRINT', 'draw')</text:p>
      <text:p text:style-name="P17">Token('OPEN_PAREN', '(')</text:p>
      <text:p text:style-name="P17">Token('NUMBER', '5')</text:p>
      <text:p text:style-name="P17">Token('SUM', '+')</text:p>
      <text:p text:style-name="P17">Token('NUMBER', '3')</text:p>
      <text:p text:style-name="P17">Token('CLOSE_PAREN', ')')</text:p>
      <text:p text:style-name="P17">Token('SEMI_COLON', ';')</text:p>
      <text:p text:style-name="P17">Token('PRINT', 'draw')</text:p>
      <text:p text:style-name="P17"><text:soft-page-break/>Token('OPEN_PAREN', '(')</text:p>
      <text:p text:style-name="P17">Token('NUMBER', '2')</text:p>
      <text:p text:style-name="P17">Token('MUL', '*')</text:p>
      <text:p text:style-name="P17">Token('NUMBER', '2')</text:p>
      <text:p text:style-name="P17">Token('CLOSE_PAREN', ')')</text:p>
      <text:p text:style-name="P17">Token('SEMI_COLON', ';')</text:p>
      <text:p text:style-name="P17">Token('PRINT', 'draw')</text:p>
      <text:p text:style-name="P17">Token('OPEN_PAREN', '(')</text:p>
      <text:p text:style-name="P17">Token('NUMBER', '10')</text:p>
      <text:p text:style-name="P17">Token('DIV', '/')</text:p>
      <text:p text:style-name="P17">Token('NUMBER', '2')</text:p>
      <text:p text:style-name="P17">Token('CLOSE_PAREN', ')')</text:p>
      <text:p text:style-name="P17">Token('SEMI_COLON', ';')</text:p>
      <text:p text:style-name="P17">Token('PRINT', 'draw')</text:p>
      <text:p text:style-name="P17">Token('OPEN_PAREN', '(')</text:p>
      <text:p text:style-name="P17">Token('STRING', '^Hello, World!^')</text:p>
      <text:p text:style-name="P17">Token('CLOSE_PAREN', ')')</text:p>
      <text:p text:style-name="P17">Token('SEMI_COLON', ';'<text:span text:style-name="T4">)</text:span></text:p>
      <text:p text:style-name="P17">Шаг 7. Создание файла requirements.txt.</text:p>
      <text:p text:style-name="P17">Сохраняем список зависимостей:</text:p>
      <text:p text:style-name="P17">pip freeze &gt; requirements.txt</text:p>
      <text:p text:style-name="P17">Содержимое requirements.txt:</text:p>
      <text:p text:style-name="P18">appdirs==1.4.4 </text:p>
      <text:p text:style-name="P18">llvmlite==0.47.0 </text:p>
      <text:p text:style-name="P18">rply==0.7.8 </text:p>
      <text:p text:style-name="P17">Шаг 8. Деактивация окружения.</text:p>
      <text:p text:style-name="P17">После завершения работы деактивируем окружение:</text:p>
      <text:p text:style-name="P17">deactivate</text:p>
      <text:p text:style-name="P17"/>
      <text:p text:style-name="P17"/>
      <text:p text:style-name="P19"><text:soft-page-break/>Результат работы</text:p>
      <text:p text:style-name="P17"/>
      <text:p text:style-name="P17">1. Виртуальное окружение создано и активировано.</text:p>
      <text:p text:style-name="P17">2. Пакеты llvmlite и rply успешно установлены.</text:p>
      <text:p text:style-name="P17">3. Программа из лабораторной работы №9 перенесена и запущена, результат работы — вычисление суммы чисел от 1 до 10 (55).</text:p>
      <text:p text:style-name="P17">4. Создан файл requirements.txt для воспроизведения окружения.</text:p>
      <text:p text:style-name="P17">Проверка переносимости проекта.</text:p>
      <text:p text:style-name="P17">Чтобы развернуть проект на другом компьютере, необходимо:</text:p>
      <text:p text:style-name="P17"/>
      <text:p text:style-name="P17">1. Скопировать каталог laboratory_work_13 (без папки venv)</text:p>
      <text:p text:style-name="P17">2. Создать виртуальное окружение: python -m venv venv</text:p>
      <text:p text:style-name="P17">3. Активировать окружение: source venv/bin/activate</text:p>
      <text:p text:style-name="P17">4. Установить зависимости: pip install -r requirements.txt</text:p>
      <text:p text:style-name="P17">5. Запустить программу: python main.py test.prg</text:p>
      <text:p text:style-name="P17"/>
      <text:p text:style-name="P19">Список использованной литературы и материалов</text:p>
      <text:p text:style-name="P19"/>
      <text:p text:style-name="P17">1. Иванова Г.С. Основы программирования: учебник для вузов. – 4-е изд., стер. – М: изд-во МГТУ им. Н.Э. Баумана, 2007. – 416 с.: ил.</text:p>
      <text:p text:style-name="P17">2. Брюс М. Ван Хорн II, Куан Нгуен. PyCharm: профессиональная работа на Python / пер. с англ. И.Л. Люско. – М.: ДМК Пресс, 2024. – 618 с.: ил.</text:p>
      <text:p text:style-name="P17">3. Документация Python по виртуальным окружениям. — URL: https://docs.python.org/3/library/venv.html</text:p>
      <text:p text:style-name="P17">4. pip documentation. — URL: https://pip.pypa.io/</text:p>
      <text:p text:style-name="P17">5. LLVMlite documentation. — URL: https://llvmlite.readthedocs.io/</text:p>
      <text:p text:style-name="P17">6. RPLY documentation. — URL: https://rply.readthedocs.io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4M56S</meta:editing-duration>
    <meta:editing-cycles>6</meta:editing-cycles>
    <meta:generator>LibreOffice/7.3.7.2$Linux_X86_64 LibreOffice_project/30$Build-2</meta:generator>
    <dc:title>my_default</dc:title>
    <dc:date>2026-04-02T17:58:24.020000030</dc:date>
    <meta:document-statistic meta:table-count="3" meta:image-count="1" meta:object-count="0" meta:page-count="8" meta:paragraph-count="142" meta:word-count="670" meta:character-count="5395" meta:non-whitespace-character-count="4834"/>
  </office:meta>
</office:document-meta>
</file>